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Liberation Mono" svg:font-family="'Liberation Mono'" style:font-family-generic="modern" style:font-pitch="fixed"/>
    <style:font-face style:name="Liberation Mono1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icksand" svg:font-family="Quicksand, Verdana, Arial, Helvetica, sans-serif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byssinica SIL" fo:font-size="12pt" fo:letter-spacing="normal" fo:language="en" fo:country="US" fo:font-style="normal" fo:font-weight="normal"/>
    </style:style>
    <style:style style:name="P2" style:family="paragraph" style:parent-style-name="Preformatted_20_Text">
      <loext:graphic-properties draw:fill="none" draw:fill-color="#ffffff"/>
      <style:paragraph-properties fo:margin-top="0cm" fo:margin-bottom="0.499cm" style:contextual-spacing="false" fo:orphans="2" fo:widows="2" fo:background-color="transparent"/>
      <style:text-properties fo:font-variant="normal" fo:text-transform="none" fo:color="#222222" loext:opacity="100%" style:font-name="Abyssinica SIL" fo:font-size="12pt" fo:letter-spacing="normal" fo:language="en" fo:country="US" fo:font-style="normal" fo:font-weight="normal"/>
    </style:style>
    <style:style style:name="P3" style:family="paragraph" style:parent-style-name="Preformatted_20_Text">
      <loext:graphic-properties draw:fill="none" draw:fill-color="#ffffff"/>
      <style:paragraph-properties fo:margin-top="0cm" fo:margin-bottom="0.499cm" style:contextual-spacing="false" fo:orphans="2" fo:widows="2" fo:background-color="transparen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Quicksand" fo:font-size="10.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Abyssinica SIL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1155cc" loext:opacity="100%" style:font-name="Liberation Mono1" fo:font-size="10pt" fo:letter-spacing="normal" fo:language="en" fo:country="US" fo:font-style="normal" fo:font-weight="normal"/>
    </style:style>
    <style:style style:name="T4" style:family="text">
      <style:text-properties fo:color="#000000" loext:opacity="100%" style:font-name="Quicksand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Je suis une programmeuse en langage C de la belle région de Québec au Canada.</text:span><text:line-break/><text:line-break/><text:span text:style-name="T1">J'aime les défis complexes et essayer de trouver la meilleure façon de les résoudre. J'ai constamment envie d'apprendre. Je suis développeur back-end. Je travaille principalement en C et C++ sur vsCode. J'étudie également le C# que je trouve également très intéressant.</text:span><text:line-break/><text:line-break/><text:span text:style-name="T1">Je connais les Makefiles et github qui sont très pratiques pour gagner du temps.</text:span></text:p>
      <text:p text:style-name="P4"><text:span text:style-name="T1"/></text:p>
      <text:p text:style-name="P1"><text:span text:style-name="T4">Nadia Desjardins</text:span></text:p>
      <text:p text:style-name="P2">418-264-7191</text:p>
      <text:p text:style-name="P3"><text:span text:style-name="T2">Linkedin: </text:span><text:a xlink:type="simple" xlink:href="https://www.linkedin.com/in/nadia-desjardins-a57b9b247/" office:target-frame-name="_blank" xlink:show="new" text:style-name="Internet_20_link" text:visited-style-name="Visited_20_Internet_20_Link"><text:span text:style-name="T3">https://www.linkedin.com/in/nadia-desjardins-a57b9b247/</text:span></text:a></text:p>
      <text:p text:style-name="P3"><text:span text:style-name="T2">Portfolio: </text:span><text:a xlink:type="simple" xlink:href="https://deft-fairy-a0bdc2.netlify.app/" office:target-frame-name="_blank" xlink:show="new" text:style-name="Internet_20_link" text:visited-style-name="Visited_20_Internet_20_Link"><text:span text:style-name="T3">https://deft-fairy-a0bdc2.netlify.app/</text:span></text:a></text:p>
      <text:p text:style-name="P3"><text:span text:style-name="T2">Github: </text:span><text:a xlink:type="simple" xlink:href="https://github.com/dracken24" office:target-frame-name="_blank" xlink:show="new" text:style-name="Internet_20_link" text:visited-style-name="Visited_20_Internet_20_Link"><text:span text:style-name="T3">https://github.com/dracken24</text:span></text:a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Liberation Mono" svg:font-family="'Liberation Mono'" style:font-family-generic="modern" style:font-pitch="fixed"/>
    <style:font-face style:name="Liberation Mono1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Quicksand" svg:font-family="Quicksand, 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12:37.134915565</meta:creation-date>
    <dc:date>2023-03-02T18:49:36.994715684</dc:date>
    <meta:editing-duration>PT16M39S</meta:editing-duration>
    <meta:editing-cycles>1</meta:editing-cycles>
    <meta:document-statistic meta:table-count="0" meta:image-count="0" meta:object-count="0" meta:page-count="1" meta:paragraph-count="6" meta:word-count="79" meta:character-count="608" meta:non-whitespace-character-count="533"/>
    <meta:generator>LibreOffice/7.3.7.2$Linux_X86_64 LibreOffice_project/30$Build-2</meta:generator>
  </office:meta>
</office:document-meta>
</file>